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56c5ff" draw:opacity="100%" draw:stroke="solid" svg:stroke-width="0.01389in" svg:stroke-color="#3d90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56c5ff" draw:opacity="100%" draw:stroke="solid" svg:stroke-width="0.01389in" svg:stroke-color="#3d90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bitmap" draw:fill-image-name="a79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draw:fill="none" draw:stroke="solid" svg:stroke-width="0.00694in" svg:stroke-color="#56c5ff" draw:marker-end="a810" svg:stroke-opacity="100%" draw:stroke-linejoin="miter" svg:stroke-linecap="butt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none" draw:stroke="solid" svg:stroke-width="0.00694in" svg:stroke-color="#56c5ff" draw:marker-end="a812" svg:stroke-opacity="100%" draw:stroke-linejoin="miter" svg:stroke-linecap="butt"/>
    </style:style>
    <style:style style:family="graphic" style:name="a815">
      <style:graphic-properties draw:fill="none" draw:stroke="solid" svg:stroke-width="0.00694in" svg:stroke-color="#56c5ff" draw:marker-end="a814" svg:stroke-opacity="100%" draw:stroke-linejoin="miter" svg:stroke-linecap="butt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3">
      <style:drawing-page-properties draw:fill="bitmap" draw:fill-image-name="a106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draw:fill="none" draw:stroke="solid" svg:stroke-width="0.00694in" svg:stroke-color="#56c5ff" draw:marker-start="a829" draw:marker-end="a830" svg:stroke-opacity="100%" draw:stroke-linejoin="miter" svg:stroke-linecap="butt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bitmap" draw:fill-image-name="a108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6">
      <style:drawing-page-properties draw:fill="bitmap" draw:fill-image-name="a99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bitmap" draw:fill-image-name="a72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8">
      <style:drawing-page-properties draw:fill="bitmap" draw:fill-image-name="a113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bitmap" draw:fill-image-name="a74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draw:fill="none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7">
      <style:drawing-page-properties draw:fill="bitmap" draw:fill-image-name="a100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none"/>
    </style:style>
    <style:style style:family="graphic" style:name="a1013" style:parent-style-name="Graphics">
      <style:graphic-properties draw:fill="none" draw:stroke="non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64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single" style:text-line-through-style="solid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23">
      <style:drawing-page-properties draw:fill="bitmap" draw:fill-image-name="a10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729" draw:master-page-name="Master1-Layout1-title-Title-Slide" presentation:presentation-page-layout-name="Master1-PPL1" draw:id="Slide-265">
        <draw:frame draw:id="id70" presentation:style-name="a732" draw:name="Title 2" svg:x="0.52252in" svg:y="2.56877in" svg:width="11.41859in" svg:height="0.78749in" presentation:class="title" presentation:placeholder="false">
          <draw:text-box>
            <text:p text:style-name="a731" text:class-names="" text:cond-style-name=""><text:span text:style-name="a730" text:class-names="">C++ Software Transactional Memory (STM)</text:span></text:p>
          </draw:text-box>
          <svg:title/>
          <svg:desc/>
        </draw:frame>
        <draw:frame draw:id="id71" presentation:style-name="a735" draw:name="Subtitle 3" svg:x="0.60126in" svg:y="3.47438in" svg:width="2.91371in" svg:height="0.43312in" presentation:class="subtitle" presentation:placeholder="false">
          <draw:text-box>
            <text:p text:style-name="a734" text:class-names="" text:cond-style-name=""><text:span text:style-name="a733" text:class-names="">Zoltan Fuzesi</text:span></text:p>
          </draw:text-box>
          <svg:title/>
          <svg:desc/>
        </draw:frame>
        <draw:frame draw:id="id72" draw:style-name="a745" draw:name="TextBox 1" svg:x="0.60126in" svg:y="3.9075in" svg:width="4.17369in" svg:height="1.3127in">
          <draw:text-box>
            <text:p text:style-name="a737" text:class-names="" text:cond-style-name=""><text:span text:style-name="a736" text:class-names="">Software Engineering</text:span></text:p>
            <text:p text:style-name="a739" text:class-names="" text:cond-style-name=""><text:span text:style-name="a738" text:class-names="">2017/2018</text:span></text:p>
            <text:p text:style-name="a741" text:class-names="" text:cond-style-name=""><text:span text:style-name="a740" text:class-names=""/></text:p>
            <text:p text:style-name="a744" text:class-names="" text:cond-style-name=""><text:span text:style-name="a742" text:class-names="">Supervisor : Joseph Kehoe</text:span><text:span text:style-name="a743" text:class-names=""/></text:p>
          </draw:text-box>
          <svg:title/>
          <svg:desc/>
        </draw:frame>
      </draw:page>
      <draw:page draw:name="Slide55" draw:style-name="a747" draw:master-page-name="Master1-Layout2-obj-Title-and-Content" presentation:presentation-page-layout-name="Master1-PPL2" draw:id="Slide-310">
        <draw:frame draw:id="id73" presentation:style-name="a750" draw:name="Title 12" svg:x="1.66493in" svg:y="0.16883in" svg:width="10in" svg:height="0.73486in" presentation:class="title" presentation:placeholder="false">
          <draw:text-box>
            <text:p text:style-name="a749" text:class-names="" text:cond-style-name=""><text:span text:style-name="a748" text:class-names="">What is STM?</text:span></text:p>
          </draw:text-box>
          <svg:title/>
          <svg:desc/>
        </draw:frame>
        <draw:frame draw:id="id74" presentation:style-name="a790" draw:name="Content Placeholder 13" svg:x="1.66493in" svg:y="1.07035in" svg:width="9.98949in" svg:height="5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Concurrency control mechanism.</text:span></text:p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Provide lock free programming.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Similar to database transactions <text:s text:c="1"/>- ACID.</text:span></text:p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p text:style-name="a761" text:class-names="" text:cond-style-name=""><text:span text:style-name="a760" text:class-names="">Atomicity: All changes are made (commit) or none (roll back)</text:span></text:p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p text:style-name="a764" text:class-names="" text:cond-style-name=""><text:span text:style-name="a763" text:class-names=""><text:s text:c="1"/>Consistency: Transaction always transform the state from one consistent state to another.</text:span></text:p>
                      </text:list-item>
                    </text:list>
                  </text:list-item>
                </text:list>
              </text:list-item>
            </text:list>
            <text:list text:style-name="a768">
              <text:list-item>
                <text:list text:style-name="a768">
                  <text:list-item>
                    <text:list text:style-name="a768">
                      <text:list-item>
                        <text:p text:style-name="a767" text:class-names="" text:cond-style-name=""><text:span text:style-name="a766" text:class-names="">Isolation: one transaction cannot read data from other transaction until not committed.</text:span></text:p>
                      </text:list-item>
                    </text:list>
                  </text:list-item>
                </text:list>
              </text:list-item>
            </text:list>
            <text:list text:style-name="a773">
              <text:list-item>
                <text:list text:style-name="a773">
                  <text:list-item>
                    <text:list text:style-name="a773">
                      <text:list-item>
                        <text:p text:style-name="a772" text:class-names="" text:cond-style-name=""><text:span text:style-name="a769" text:class-names="">Durability</text:span><text:span text:style-name="a770" text:class-names="">: STM store data only in memory.</text:span><text:span text:style-name="a771" text:class-names=""/></text:p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Controlling access to shared memory</text:span><text:span text:style-name="a775" text:class-names="">.</text:span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an be slow if too many times needs to restart the transactions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Store object type or primitive type</text:span><text:span text:style-name="a783" text:class-names="">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Dead lock, segmentation fault, starvation, too many ownership.</text:span><text:span text:style-name="a787" text:class-names=""/></text:p>
              </text:list-item>
            </text:list>
          </draw:text-box>
          <svg:title/>
          <svg:desc/>
        </draw:frame>
      </draw:page>
      <draw:page draw:name="Slide56" draw:style-name="a792" draw:master-page-name="Master1-Layout2-obj-Title-and-Content" presentation:presentation-page-layout-name="Master1-PPL2" draw:id="Slide-311">
        <draw:frame draw:id="id75" presentation:style-name="a797" draw:name="Title 12" svg:x="0in" svg:y="0.31267in" svg:width="13.32986in" svg:height="0.70051in" presentation:class="title" presentation:placeholder="false">
          <draw:text-box>
            <text:p text:style-name="a796" text:class-names="" text:cond-style-name=""><text:span text:style-name="a793" text:class-names="">How<text:s text:c="1"/></text:span><text:span text:style-name="a794" text:class-names="">does it work?</text:span><text:span text:style-name="a795" text:class-names=""/></text:p>
          </draw:text-box>
          <svg:title/>
          <svg:desc/>
        </draw:frame>
        <draw:custom-shape svg:x="1.36787in" svg:y="1.56547in" svg:width="3.14996in" svg:height="1.88997in" draw:id="id76" draw:style-name="a800" draw:name="Oval 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66778in" svg:y="1.5981in" svg:width="3.14996in" svg:height="1.88997in" draw:id="id77" draw:style-name="a803" draw:name="Oval 6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8" draw:style-name="a806" draw:name="TextBox 3" svg:x="8.58632in" svg:y="2.26475in" svg:width="1.57498in" svg:height="0.40391in">
          <draw:text-box>
            <text:p text:style-name="a805" text:class-names="" text:cond-style-name=""><text:span text:style-name="a804" text:class-names="">STM library</text:span></text:p>
          </draw:text-box>
          <svg:title/>
          <svg:desc/>
        </draw:frame>
        <draw:frame draw:id="id79" draw:style-name="a809" draw:name="TextBox 7" svg:x="2.21288in" svg:y="2.26287in" svg:width="1.57498in" svg:height="0.40391in">
          <draw:text-box>
            <text:p text:style-name="a808" text:class-names="" text:cond-style-name=""><text:span text:style-name="a807" text:class-names="">Application</text:span></text:p>
          </draw:text-box>
          <svg:title/>
          <svg:desc/>
        </draw:frame>
        <draw:connector draw:type="line" svg:x1="3.25784in" svg:y1="1.63796in" svg:x2="7.90402in" svg:y2="1.63796in" draw:id="id80" draw:style-name="a811" draw:name="Straight Arrow Connector 16">
          <svg:title/>
          <svg:desc/>
        </draw:connector>
        <draw:connector draw:type="line" svg:x1="7.92989in" svg:y1="2.26795in" svg:x2="4.70119in" svg:y2="2.26795in" draw:id="id81" draw:style-name="a813" draw:name="Straight Arrow Connector 18">
          <svg:title/>
          <svg:desc/>
        </draw:connector>
        <draw:connector draw:type="line" svg:x1="4.22869in" svg:y1="2.81919in" svg:x2="7.69365in" svg:y2="2.81919in" draw:id="id82" draw:style-name="a815" draw:name="Straight Arrow Connector 20">
          <svg:title/>
          <svg:desc/>
        </draw:connector>
        <draw:frame draw:id="id83" draw:style-name="a820" draw:name="TextBox 21" svg:x="3.66234in" svg:y="1.17173in" svg:width="4.3463in" svg:height="0.40391in">
          <draw:text-box>
            <text:p text:style-name="a819" text:class-names="" text:cond-style-name=""><text:span text:style-name="a816" text:class-names="">Register original<text:s text:c="1"/></text:span><text:span text:style-name="a817" text:class-names="">object/shared memory</text:span><text:span text:style-name="a818" text:class-names=""/></text:p>
          </draw:text-box>
          <svg:title/>
          <svg:desc/>
        </draw:frame>
        <draw:frame draw:id="id84" draw:style-name="a825" draw:name="TextBox 22" svg:x="4.60951in" svg:y="1.78635in" svg:width="3.14996in" svg:height="0.40391in">
          <draw:text-box>
            <text:p text:style-name="a824" text:class-names="" text:cond-style-name=""><text:span text:style-name="a821" text:class-names="">Load copy<text:s text:c="1"/></text:span><text:span text:style-name="a822" text:class-names="">object/memory</text:span><text:span text:style-name="a823" text:class-names=""/></text:p>
          </draw:text-box>
          <svg:title/>
          <svg:desc/>
        </draw:frame>
        <draw:frame draw:id="id85" draw:style-name="a828" draw:name="TextBox 23" svg:x="4.85868in" svg:y="2.3467in" svg:width="2.69406in" svg:height="0.40391in">
          <draw:text-box>
            <text:p text:style-name="a827" text:class-names="" text:cond-style-name=""><text:span text:style-name="a826" text:class-names="">Store object changes</text:span></text:p>
          </draw:text-box>
          <svg:title/>
          <svg:desc/>
        </draw:frame>
        <draw:connector draw:type="line" svg:x1="4.22869in" svg:y1="3.29169in" svg:x2="7.77239in" svg:y2="3.29169in" draw:id="id86" draw:style-name="a831" draw:name="Straight Arrow Connector 25">
          <svg:title/>
          <svg:desc/>
        </draw:connector>
        <draw:frame draw:id="id87" draw:style-name="a836" draw:name="TextBox 26" svg:x="4.42544in" svg:y="2.88778in" svg:width="3.46496in" svg:height="0.40391in">
          <draw:text-box>
            <text:p text:style-name="a835" text:class-names="" text:cond-style-name=""><text:span text:style-name="a832" text:class-names="">Commit<text:s text:c="1"/></text:span><text:span text:style-name="a833" text:class-names="">changes/ make visible</text:span><text:span text:style-name="a834" text:class-names=""/></text:p>
          </draw:text-box>
          <svg:title/>
          <svg:desc/>
        </draw:frame>
        <draw:frame draw:id="id88" draw:style-name="a923" draw:name="TextBox 27" svg:x="0.31772in" svg:y="3.47948in" svg:width="6.94027in" svg:height="3.73613in">
          <draw:text-box>
            <text:p text:style-name="a842" text:class-names="" text:cond-style-name=""><text:span text:style-name="a837" text:class-names="">tx</text:span><text:span text:style-name="a838" text:class-names="">-&gt;</text:span><text:span text:style-name="a839" text:class-names="">register(</text:span><text:span text:style-name="a840" text:class-names="">object_one</text:span><text:span text:style-name="a841" text:class-names="">);</text:span></text:p>
            <text:p text:style-name="a848" text:class-names="" text:cond-style-name=""><text:span text:style-name="a843" text:class-names="">tx</text:span><text:span text:style-name="a844" text:class-names="">-&gt;register(</text:span><text:span text:style-name="a845" text:class-names="">object_two</text:span><text:span text:style-name="a846" text:class-names="">);</text:span><text:span text:style-name="a847" text:class-names=""/></text:p>
            <text:p text:style-name="a850" text:class-names="" text:cond-style-name=""><text:span text:style-name="a849" text:class-names="">while(!done)</text:span></text:p>
            <text:p text:style-name="a852" text:class-names="" text:cond-style-name=""><text:span text:style-name="a851" text:class-names="">{</text:span></text:p>
            <text:p text:style-name="a861" text:class-names="" text:cond-style-name=""><text:span text:style-name="a853" text:class-names=""><text:tab/></text:span><text:span text:style-name="a854" text:class-names="">object_one</text:span><text:span text:style-name="a855" text:class-names=""><text:s text:c="1"/></text:span><text:span text:style-name="a856" text:class-names="">=<text:s text:c="1"/></text:span><text:span text:style-name="a857" text:class-names="">tx</text:span><text:span text:style-name="a858" text:class-names="">-&gt;load(</text:span><text:span text:style-name="a859" text:class-names="">object_one</text:span><text:span text:style-name="a860" text:class-names="">);</text:span></text:p>
            <text:p text:style-name="a873" text:class-names="" text:cond-style-name=""><text:span text:style-name="a862" text:class-names=""><text:tab/></text:span><text:span text:style-name="a863" text:class-names="">object</text:span><text:span text:style-name="a864" text:class-names="">_one</text:span><text:span text:style-name="a865" text:class-names="">-&gt;</text:span><text:span text:style-name="a866" text:class-names="">set_value</text:span><text:span text:style-name="a867" text:class-names="">(</text:span><text:span text:style-name="a868" text:class-names="">object_one</text:span><text:span text:style-name="a869" text:class-names="">-&gt;</text:span><text:span text:style-name="a870" text:class-names="">get_value</text:span><text:span text:style-name="a871" text:class-names="">() + 10</text:span><text:span text:style-name="a872" text:class-names="">);</text:span></text:p>
            <text:p text:style-name="a879" text:class-names="" text:cond-style-name=""><text:span text:style-name="a874" text:class-names=""><text:tab/><text:s text:c="1"/></text:span><text:span text:style-name="a875" text:class-names="">tx</text:span><text:span text:style-name="a876" text:class-names="">-&gt;store(</text:span><text:span text:style-name="a877" text:class-names="">object_one</text:span><text:span text:style-name="a878" text:class-names="">);</text:span></text:p>
            <text:p text:style-name="a892" text:class-names="" text:cond-style-name=""><text:span text:style-name="a880" text:class-names=""><text:tab/></text:span><text:span text:style-name="a881" text:class-names="">object_tw</text:span><text:span text:style-name="a882" text:class-names="">o</text:span><text:span text:style-name="a883" text:class-names=""><text:s text:c="1"/></text:span><text:span text:style-name="a884" text:class-names="">=<text:s text:c="1"/></text:span><text:span text:style-name="a885" text:class-names="">tx</text:span><text:span text:style-name="a886" text:class-names="">-&gt;load(</text:span><text:span text:style-name="a887" text:class-names="">object</text:span><text:span text:style-name="a888" text:class-names="">_tw</text:span><text:span text:style-name="a889" text:class-names="">o</text:span><text:span text:style-name="a890" text:class-names="">);</text:span><text:span text:style-name="a891" text:class-names=""/></text:p>
            <text:p text:style-name="a905" text:class-names="" text:cond-style-name=""><text:span text:style-name="a893" text:class-names=""><text:tab/></text:span><text:span text:style-name="a894" text:class-names="">object_two</text:span><text:span text:style-name="a895" text:class-names="">-&gt;</text:span><text:span text:style-name="a896" text:class-names="">set_value</text:span><text:span text:style-name="a897" text:class-names="">(</text:span><text:span text:style-name="a898" text:class-names="">object_two</text:span><text:span text:style-name="a899" text:class-names="">-&gt;</text:span><text:span text:style-name="a900" text:class-names="">get_value</text:span><text:span text:style-name="a901" text:class-names="">()<text:s text:c="1"/></text:span><text:span text:style-name="a902" text:class-names="">-<text:s text:c="1"/></text:span><text:span text:style-name="a903" text:class-names="">10);</text:span><text:span text:style-name="a904" text:class-names=""/></text:p>
            <text:p text:style-name="a913" text:class-names="" text:cond-style-name=""><text:span text:style-name="a906" text:class-names=""><text:tab/></text:span><text:span text:style-name="a907" text:class-names="">tx</text:span><text:span text:style-name="a908" text:class-names="">-</text:span><text:span text:style-name="a909" text:class-names="">&gt;store(</text:span><text:span text:style-name="a910" text:class-names="">object_two</text:span><text:span text:style-name="a911" text:class-names="">);</text:span><text:span text:style-name="a912" text:class-names=""/></text:p>
            <text:p text:style-name="a920" text:class-names="" text:cond-style-name=""><text:span text:style-name="a914" text:class-names=""><text:tab/>done =<text:s text:c="1"/></text:span><text:span text:style-name="a915" text:class-names="">tx</text:span><text:span text:style-name="a916" text:class-names="">-&gt;commit(</text:span><text:span text:style-name="a917" text:class-names="">object_one</text:span><text:span text:style-name="a918" text:class-names="">);</text:span><text:span text:style-name="a919" text:class-names=""/></text:p>
            <text:p text:style-name="a922" text:class-names="" text:cond-style-name=""><text:span text:style-name="a921" text:class-names="">}</text:span></text:p>
          </draw:text-box>
          <svg:title/>
          <svg:desc/>
        </draw:frame>
        <draw:frame draw:id="id89" draw:style-name="a994" draw:name="TextBox 15" svg:x="7.37679in" svg:y="3.77931in" svg:width="5.84399in" svg:height="3.73613in">
          <draw:text-box>
            <text:p text:style-name="a926" text:class-names="" text:cond-style-name=""><text:span text:style-name="a924" text:class-names="">stm_init_thread</text:span><text:span text:style-name="a925" text:class-names="">();</text:span></text:p>
            <text:p text:style-name="a928" text:class-names="" text:cond-style-name=""><text:span text:style-name="a927" text:class-names="">START(0, RW);</text:span></text:p>
            <text:p text:style-name="a939" text:class-names="" text:cond-style-name=""><text:span text:style-name="a929" text:class-names="">int</text:span><text:span text:style-name="a930" text:class-names=""><text:s text:c="1"/></text:span><text:span text:style-name="a931" text:class-names="">tmp</text:span><text:span text:style-name="a932" text:class-names=""><text:s text:c="1"/>= (</text:span><text:span text:style-name="a933" text:class-names="">int</text:span><text:span text:style-name="a934" text:class-names="">)<text:s text:c="1"/></text:span><text:span text:style-name="a935" text:class-names="">stm_load</text:span><text:span text:style-name="a936" text:class-names="">(&amp;</text:span><text:span text:style-name="a937" text:class-names="">src</text:span><text:span text:style-name="a938" text:class-names="">-&gt;value);</text:span></text:p>
            <text:p text:style-name="a945" text:class-names="" text:cond-style-name=""><text:span text:style-name="a940" text:class-names="">tmp</text:span><text:span text:style-name="a941" text:class-names=""><text:s text:c="1"/>=<text:s text:c="1"/></text:span><text:span text:style-name="a942" text:class-names="">tmp</text:span><text:span text:style-name="a943" text:class-names=""><text:s text:c="1"/>- 10;</text:span><text:span text:style-name="a944" text:class-names=""/></text:p>
            <text:p text:style-name="a953" text:class-names="" text:cond-style-name=""><text:span text:style-name="a946" text:class-names="">stm_store</text:span><text:span text:style-name="a947" text:class-names="">(&amp;</text:span><text:span text:style-name="a948" text:class-names="">src</text:span><text:span text:style-name="a949" text:class-names="">-&gt;value,<text:s text:c="1"/></text:span><text:span text:style-name="a950" text:class-names="">tmp</text:span><text:span text:style-name="a951" text:class-names="">);</text:span><text:span text:style-name="a952" text:class-names=""/></text:p>
            <text:p text:style-name="a962" text:class-names="" text:cond-style-name=""><text:span text:style-name="a954" text:class-names="">tmp</text:span><text:span text:style-name="a955" text:class-names=""><text:s text:c="1"/>= (</text:span><text:span text:style-name="a956" text:class-names="">int</text:span><text:span text:style-name="a957" text:class-names="">)<text:s text:c="1"/></text:span><text:span text:style-name="a958" text:class-names="">stm_load</text:span><text:span text:style-name="a959" text:class-names="">(&amp;</text:span><text:span text:style-name="a960" text:class-names="">dst</text:span><text:span text:style-name="a961" text:class-names="">-&gt;value);</text:span></text:p>
            <text:p text:style-name="a968" text:class-names="" text:cond-style-name=""><text:span text:style-name="a963" text:class-names="">tmp</text:span><text:span text:style-name="a964" text:class-names=""><text:s text:c="1"/>=<text:s text:c="1"/></text:span><text:span text:style-name="a965" text:class-names="">tmp</text:span><text:span text:style-name="a966" text:class-names=""><text:s text:c="1"/>+ 10;</text:span><text:span text:style-name="a967" text:class-names=""/></text:p>
            <text:p text:style-name="a975" text:class-names="" text:cond-style-name=""><text:span text:style-name="a969" text:class-names="">stm_store</text:span><text:span text:style-name="a970" text:class-names="">(&amp;</text:span><text:span text:style-name="a971" text:class-names="">dst</text:span><text:span text:style-name="a972" text:class-names="">-&gt;value,<text:s text:c="1"/></text:span><text:span text:style-name="a973" text:class-names="">tmp</text:span><text:span text:style-name="a974" text:class-names="">);</text:span></text:p>
            <text:p text:style-name="a979" text:class-names="" text:cond-style-name=""><text:span text:style-name="a976" text:class-names="">stm_commit</text:span><text:span text:style-name="a977" text:class-names="">();</text:span><text:span text:style-name="a978" text:class-names=""/></text:p>
            <text:p text:style-name="a991" text:class-names="" text:cond-style-name=""><text:span text:style-name="a980" text:class-names="">//<text:s text:c="1"/></text:span><text:span text:style-name="a981" text:class-names="">sigjmp_buf</text:span><text:span text:style-name="a982" text:class-names=""><text:s text:c="1"/>*_e =<text:s text:c="1"/></text:span><text:span text:style-name="a983" text:class-names="">stm_get_env</text:span><text:span text:style-name="a984" text:class-names="">();<text:s text:c="1"/></text:span><text:span text:style-name="a985" text:class-names="">stm_tx_attr_t</text:span><text:span text:style-name="a986" text:class-names=""><text:s text:c="1"/>_a = //{id,<text:s text:c="1"/></text:span><text:span text:style-name="a987" text:class-names="">ro</text:span><text:span text:style-name="a988" text:class-names="">};<text:s text:c="1"/></text:span><text:span text:style-name="a989" text:class-names="">sigsetjmp</text:span><text:span text:style-name="a990" text:class-names="">(*_e, 0);</text:span></text:p>
            <text:p text:style-name="a993" text:class-names="" text:cond-style-name=""><text:span text:style-name="a992" text:class-names=""/></text:p>
          </draw:text-box>
          <svg:title/>
          <svg:desc/>
        </draw:frame>
      </draw:page>
      <draw:page draw:name="Slide60" draw:style-name="a996" draw:master-page-name="Master1-Layout2-obj-Title-and-Content" presentation:presentation-page-layout-name="Master1-PPL2" draw:id="Slide-315">
        <draw:frame draw:id="id90" presentation:style-name="a1000" draw:name="Title 1" svg:x="1.51839in" svg:y="0.45455in" svg:width="10in" svg:height="0.90368in" presentation:class="title" presentation:placeholder="false">
          <draw:text-box>
            <text:p text:style-name="a999" text:class-names="" text:cond-style-name=""><text:span text:style-name="a997" text:class-names="">Starvation, version checking</text:span><text:span text:style-name="a998" text:class-names=""/></text:p>
          </draw:text-box>
          <svg:title/>
          <svg:desc/>
        </draw:frame>
        <draw:frame draw:id="id91" presentation:style-name="a1001" draw:name="Content Placeholder 4" svg:x="2.04977in" svg:y="1.62723in" svg:width="8.93724in" svg:height="5.1687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ell phone

Description generated with high confidence</svg:desc>
        </draw:frame>
        <draw:frame draw:id="id92" draw:style-name="a1005" draw:name="TextBox 5" svg:x="6.29653in" svg:y="6.45934in" svg:width="2.74243in" svg:height="0.33659in">
          <draw:text-box>
            <text:p text:style-name="a1004" text:class-names="" text:cond-style-name=""><text:span text:style-name="a1002" text:class-names=""><text:a xlink:href="https://www.researchgate.net/figure/43049227_Software-transactional-memory-Software-transactional-memory-circumvents-the-need-for" text:style-name="" text:visited-style-name="">https://www.researchgate.net/</text:a></text:span><text:span text:style-name="a1003" text:class-names=""/></text:p>
          </draw:text-box>
          <svg:title/>
          <svg:desc/>
        </draw:frame>
      </draw:page>
      <draw:page draw:name="Slide62" draw:style-name="a1007" draw:master-page-name="Master1-Layout2-obj-Title-and-Content" presentation:presentation-page-layout-name="Master1-PPL2" draw:id="Slide-317">
        <draw:frame draw:id="id93" presentation:style-name="a1011" draw:name="Title 1" svg:x="1.19481in" svg:y="0.41667in" svg:width="10.47012in" svg:height="1.5in" presentation:class="title" presentation:placeholder="false">
          <draw:text-box>
            <text:p text:style-name="a1010" text:class-names="" text:cond-style-name=""><text:span text:style-name="a1008" text:class-names="">Why use STM over lock based software solution?</text:span><text:span text:style-name="a1009" text:class-names=""/></text:p>
          </draw:text-box>
          <svg:title/>
          <svg:desc/>
        </draw:frame>
        <draw:frame draw:id="id94" draw:style-name="a1012" draw:name="Picture 8" svg:x="7.16929in" svg:y="3.49205in" svg:width="5.35491in" svg:height="2.49117in" style:rel-width="scale" style:rel-height="scale">
          <draw:image xlink:href="media/image2.jpg" xlink:type="simple" xlink:show="embed" xlink:actuate="onLoad"/>
          <svg:title/>
          <svg:desc>A screenshot of a cell phone

Description generated with very high confidence</svg:desc>
        </draw:frame>
        <draw:frame draw:id="id95" draw:style-name="a1013" draw:name="Picture 10" svg:x="0.9346in" svg:y="3.49329in" svg:width="5.04416in" svg:height="2.48993in" style:rel-width="scale" style:rel-height="scale">
          <draw:image xlink:href="media/image3.png" xlink:type="simple" xlink:show="embed" xlink:actuate="onLoad"/>
          <svg:title/>
          <svg:desc>A screenshot of a cell phone

Description generated with very high confidence</svg:desc>
        </draw:frame>
        <draw:frame draw:id="id96" draw:style-name="a1017" draw:name="TextBox 11" svg:x="0.9346in" svg:y="2.64935in" svg:width="5.04416in" svg:height="0.40391in">
          <draw:text-box>
            <text:p text:style-name="a1016" text:class-names="" text:cond-style-name=""><text:span text:style-name="a1014" text:class-names="">STM <text:s text:c="1"/>based threaded environment (parallel)</text:span><text:span text:style-name="a1015" text:class-names=""/></text:p>
          </draw:text-box>
          <svg:title/>
          <svg:desc/>
        </draw:frame>
        <draw:frame draw:id="id97" draw:style-name="a1021" draw:name="TextBox 12" svg:x="7.29823in" svg:y="2.64935in" svg:width="5.22597in" svg:height="0.40391in">
          <draw:text-box>
            <text:p text:style-name="a1020" text:class-names="" text:cond-style-name=""><text:span text:style-name="a1018" text:class-names="">Lock based <text:s text:c="1"/>threaded environment (sequential)</text:span><text:span text:style-name="a1019" text:class-names=""/></text:p>
          </draw:text-box>
          <svg:title/>
          <svg:desc/>
        </draw:frame>
      </draw:page>
      <draw:page draw:name="Slide61" draw:style-name="a1023" draw:master-page-name="Master1-Layout2-obj-Title-and-Content" presentation:presentation-page-layout-name="Master1-PPL2" draw:id="Slide-316">
        <draw:frame draw:id="id98" presentation:style-name="a1033" draw:name="Title 1" svg:x="1.66493in" svg:y="0.41667in" svg:width="10in" svg:height="1.5in" presentation:class="title" presentation:placeholder="false">
          <draw:text-box>
            <text:p text:style-name="a1032" text:class-names="" text:cond-style-name=""><text:span text:style-name="a1024" text:class-names="">Other</text:span><text:span text:style-name="a1025" text:class-names=""><text:s text:c="1"/></text:span><text:span text:style-name="a1026" text:class-names="">C/C++</text:span><text:span text:style-name="a1027" text:class-names=""><text:s text:c="1"/></text:span><text:span text:style-name="a1028" text:class-names="">STM</text:span><text:span text:style-name="a1029" text:class-names=""><text:s text:c="1"/></text:span><text:span text:style-name="a1030" text:class-names="">implementation</text:span><text:span text:style-name="a1031" text:class-names="">s</text:span></text:p>
          </draw:text-box>
          <svg:title/>
          <svg:desc/>
        </draw:frame>
        <draw:frame draw:id="id99" presentation:style-name="a1061" draw:name="Content Placeholder 2" svg:x="1.66493in" svg:y="2.08333in" svg:width="9.98949in" svg:height="4.5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4" text:class-names="">RSTM The University of Rochester STM written by a team of researchers led by Michael L.<text:s text:c="1"/></text:span><text:span text:style-name="a1035" text:class-names="">Scott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8" text:class-names=""> </text:span><text:span text:style-name="a1039" text:class-names="">TL2 STM<text:s text:c="1"/></text:span><text:span text:style-name="a1040" text:class-names="">from the Scalable Synchronization research group at Sun Microsystems<text:s text:c="1"/></text:span><text:span text:style-name="a1041" text:class-names="">Laboratories.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Intel STM Compiler Prototype Edition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47" text:class-names="">TinySTM</text:span><text:span text:style-name="a1048" text:class-names=""><text:s text:c="1"/>by</text:span><text:span text:style-name="a1049" text:class-names=""><text:s text:c="1"/>Patrick<text:s text:c="1"/></text:span><text:span text:style-name="a1050" text:class-names="">Marlier</text:span><text:span text:style-name="a1051" text:class-names=""><text:s text:c="1"/>and<text:s text:c="1"/></text:span><text:span text:style-name="a1052" text:class-names="">Pascal<text:s text:c="1"/></text:span><text:span text:style-name="a1053" text:class-names="">Felber</text:span><text:span text:style-name="a1054" text:class-names="">.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7" text:class-names="">and few more…</text:span><text:span text:style-name="a1058" text:class-names=""/></text:p>
              </text:list-item>
            </text:list>
          </draw:text-box>
          <svg:title/>
          <svg:desc/>
        </draw:frame>
      </draw:page>
      <draw:page draw:name="Slide58" draw:style-name="a1063" draw:master-page-name="Master1-Layout4-twoObj-Two-Content" presentation:presentation-page-layout-name="Master1-PPL4" draw:id="Slide-313">
        <draw:frame draw:id="id100" presentation:style-name="a1066" draw:name="Title 1" svg:x="1.66493in" svg:y="0.75754in" svg:width="10in" svg:height="0.68663in" presentation:class="title" presentation:placeholder="false">
          <draw:text-box>
            <text:p text:style-name="a1065" text:class-names="" text:cond-style-name=""><text:span text:style-name="a1064" text:class-names="">Requirements</text:span></text:p>
          </draw:text-box>
          <svg:title/>
          <svg:desc/>
        </draw:frame>
        <draw:frame draw:id="id101" draw:style-name="a1086" draw:name="TextBox 9" svg:x="1.7825in" svg:y="1.79461in" svg:width="10.15861in" svg:height="4.94785in">
          <draw:text-box>
            <text:list text:style-name="a1069">
              <text:list-item>
                <text:p text:style-name="a1068" text:class-names="" text:cond-style-name=""><text:span text:style-name="a1067" text:class-names="">Mandatory. Library: Full STM implementation; Documentation: Full documentation of Library; Tutorial: A tutorial showing how to use the library;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  <text:p text:style-name="a1074" text:class-names="" text:cond-style-name=""><text:span text:style-name="a1073" text:class-names=""/></text:p>
            <text:list text:style-name="a1077">
              <text:list-item>
                <text:p text:style-name="a1076" text:class-names="" text:cond-style-name=""><text:span text:style-name="a1075" text:class-names="">Discretionary. Portability: Library is tested across multiple platforms (Windows, Linux and OSX); Web Site: The Library is backed up with a website demonstrating its usage.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p text:style-name="a1082" text:class-names="" text:cond-style-name=""><text:span text:style-name="a1081" text:class-names=""/></text:p>
            <text:list text:style-name="a1085">
              <text:list-item>
                <text:p text:style-name="a1084" text:class-names="" text:cond-style-name=""><text:span text:style-name="a1083" text:class-names="">Exceptional. Benchmarks: The library is fully benchmarked; Comparisons: Comparisons between STM and other approaches</text:span></text:p>
              </text:list-item>
            </text:list>
          </draw:text-box>
          <svg:title/>
          <svg:desc/>
        </draw:frame>
      </draw:page>
      <draw:page draw:name="Slide57" draw:style-name="a1088" draw:master-page-name="Master1-Layout2-obj-Title-and-Content" presentation:presentation-page-layout-name="Master1-PPL2" draw:id="Slide-312">
        <draw:frame draw:id="id102" presentation:style-name="a1091" draw:name="Title 12" svg:x="1.66493in" svg:y="0.41667in" svg:width="10in" svg:height="1.5in" presentation:class="title" presentation:placeholder="false">
          <draw:text-box>
            <text:p text:style-name="a1090" text:class-names="" text:cond-style-name=""><text:span text:style-name="a1089" text:class-names="">What is ready? <text:s text:c="1"/>What else need to do?</text:span></text:p>
          </draw:text-box>
          <svg:title/>
          <svg:desc/>
        </draw:frame>
        <draw:frame draw:id="id103" draw:style-name="a1136" draw:name="TextBox 3" svg:x="1.70375in" svg:y="2.49002in" svg:width="10.15861in" svg:height="2.82734in">
          <draw:text-box>
            <text:list text:style-name="a1109">
              <text:list-item>
                <text:p text:style-name="a1108" text:class-names="" text:cond-style-name=""><text:span text:style-name="a1092" text:class-names="">When</text:span><text:span text:style-name="a1093" text:class-names=""><text:s text:c="1"/></text:span><text:span text:style-name="a1094" text:class-names="">it</text:span><text:span text:style-name="a1095" text:class-names=""><text:s text:c="1"/></text:span><text:span text:style-name="a1096" text:class-names="">is</text:span><text:span text:style-name="a1097" text:class-names=""><text:s text:c="1"/></text:span><text:span text:style-name="a1098" text:class-names="">ready?</text:span><text:span text:style-name="a1099" text:class-names=""><text:s text:c="1"/></text:span><text:span text:style-name="a1100" text:class-names="">Composition,</text:span><text:span text:style-name="a1101" text:class-names=""><text:s text:c="1"/></text:span><text:span text:style-name="a1102" text:class-names="">nested</text:span><text:span text:style-name="a1103" text:class-names=""><text:s text:c="1"/></text:span><text:span text:style-name="a1104" text:class-names="">transaction,</text:span><text:span text:style-name="a1105" text:class-names=""><text:s text:c="1"/></text:span><text:span text:style-name="a1106" text:class-names="">priority?</text:span><text:span text:style-name="a1107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0" text:class-names="">Code refactoring. Hide<text:s text:c="1"/></text:span><text:span text:style-name="a1111" text:class-names="">some code<text:s text:c="1"/></text:span><text:span text:style-name="a1112" text:class-names="">from .h<text:s text:c="1"/></text:span><text:span text:style-name="a1113" text:class-names="">file.</text:span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Library implementation on Windows and Mac OS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0" text:class-names="">Documentation (</text:span><text:span text:style-name="a1121" text:class-names="">Doxygen</text:span><text:span text:style-name="a1122" text:class-names="">)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Website with tutorial of library usage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28" text:class-names="">Benchmarking . Compare with similar<text:s text:c="1"/></text:span><text:span text:style-name="a1129" text:class-names="">libraries???</text:span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59" draw:style-name="a1138" draw:master-page-name="Master1-Layout3-secHead-Section-Header" presentation:presentation-page-layout-name="Master1-PPL3" draw:id="Slide-314">
        <draw:frame draw:id="id104" presentation:style-name="a1141" draw:name="Title 1" svg:x="1.70375in" svg:y="1.93878in" svg:width="9.50612in" svg:height="0.98085in" presentation:class="title" presentation:placeholder="false">
          <draw:text-box>
            <text:p text:style-name="a1140" text:class-names="" text:cond-style-name=""><text:span text:style-name="a1139" text:class-names="">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object" svg:x="5.41493in" svg:y="0.75in" svg:width="7in" svg:height="5.83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graphic" svg:x="5.41493in" svg:y="0.75in" svg:width="7in" svg:height="5.83333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footer" svg:x="1.66493in" svg:y="7in" svg:width="7.16667in" svg:height="0.30209in"/>
      <presentation:placeholder presentation:object="date-time" svg:x="8.99652in" svg:y="7in" svg:width="1.58507in" svg:height="0.30209in"/>
      <presentation:placeholder presentation:object="page-number" svg:x="10.74826in" svg:y="7in" svg:width="0.91667in" svg:height="0.30209in"/>
    </style:presentation-page-layout>
    <style:style style:family="table-cell" style:name="a718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20">
      <style:table-cell-properties/>
    </style:style>
    <style:style style:family="table-cell" style:name="a721">
      <style:table-cell-properties fo:background-color="#cbcbcb"/>
    </style:style>
    <style:style style:family="table-cell" style:name="a722">
      <style:table-cell-properties/>
    </style:style>
    <style:style style:family="table-cell" style:name="a723">
      <style:table-cell-properties fo:background-color="#cbcbcb"/>
    </style:style>
    <style:style style:family="table-cell" style:name="a72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0">
      <style:table-cell-properties fo:background-color="#e9f5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1">
      <style:table-cell-properties/>
    </style:style>
    <style:style style:family="table-cell" style:name="a712">
      <style:table-cell-properties fo:background-color="#d1eaff"/>
    </style:style>
    <style:style style:family="table-cell" style:name="a713">
      <style:table-cell-properties/>
    </style:style>
    <style:style style:family="table-cell" style:name="a714">
      <style:table-cell-properties fo:background-color="#d1eaff"/>
    </style:style>
    <style:style style:family="table-cell" style:name="a715">
      <style:table-cell-properties fo:background-color="#56c5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56c5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7">
      <style:table-cell-properties fo:background-color="#56c5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457" xlink:href="media/image4.jpg" xlink:show="embed" xlink:actuate="onLoad"/>
    <draw:fill-image draw:name="a371" xlink:href="media/image5.jpg" xlink:show="embed" xlink:actuate="onLoad"/>
    <draw:fill-image draw:name="a635" xlink:href="media/image5.jpg" xlink:show="embed" xlink:actuate="onLoad"/>
    <draw:fill-image draw:name="a61" xlink:href="media/image6.jpg" xlink:show="embed" xlink:actuate="onLoad"/>
    <draw:fill-image draw:name="a746" xlink:href="media/image5.jpg" xlink:show="embed" xlink:actuate="onLoad"/>
    <draw:fill-image draw:name="a1006" xlink:href="media/image5.jpg" xlink:show="embed" xlink:actuate="onLoad"/>
    <draw:fill-image draw:name="a1087" xlink:href="media/image5.jpg" xlink:show="embed" xlink:actuate="onLoad"/>
    <draw:fill-image draw:name="a0" xlink:href="media/image5.jpg" xlink:show="embed" xlink:actuate="onLoad"/>
    <draw:fill-image draw:name="a209" xlink:href="media/image5.jpg" xlink:show="embed" xlink:actuate="onLoad"/>
    <draw:fill-image draw:name="a99" xlink:href="media/image5.jpg" xlink:show="embed" xlink:actuate="onLoad"/>
    <draw:fill-image draw:name="a160" xlink:href="media/image7.png" xlink:show="embed" xlink:actuate="onLoad"/>
    <draw:fill-image draw:name="a286" xlink:href="media/image5.jpg" xlink:show="embed" xlink:actuate="onLoad"/>
    <draw:fill-image draw:name="a995" xlink:href="media/image5.jpg" xlink:show="embed" xlink:actuate="onLoad"/>
    <draw:fill-image draw:name="a728" xlink:href="media/image6.jpg" xlink:show="embed" xlink:actuate="onLoad"/>
    <draw:fill-image draw:name="a1022" xlink:href="media/image5.jpg" xlink:show="embed" xlink:actuate="onLoad"/>
    <draw:fill-image draw:name="a1062" xlink:href="media/image5.jpg" xlink:show="embed" xlink:actuate="onLoad"/>
    <draw:fill-image draw:name="a574" xlink:href="media/image5.jpg" xlink:show="embed" xlink:actuate="onLoad"/>
    <draw:fill-image draw:name="a522" xlink:href="media/image4.jpg" xlink:show="embed" xlink:actuate="onLoad"/>
    <draw:fill-image draw:name="a1137" xlink:href="media/image7.png" xlink:show="embed" xlink:actuate="onLoad"/>
    <draw:fill-image draw:name="a791" xlink:href="media/image5.jpg" xlink:show="embed" xlink:actuate="onLoad"/>
    <draw:marker draw:name="a810" svg:viewBox="0 0 20 30" svg:d="m10 0-10 30h20z"/>
    <draw:marker draw:name="a829" svg:viewBox="0 0 20 30" svg:d="m10 0-10 30h20z"/>
    <draw:marker draw:name="a812" svg:viewBox="0 0 20 30" svg:d="m10 0-10 30h20z"/>
    <draw:marker draw:name="a830" svg:viewBox="0 0 20 30" svg:d="m10 0-10 30h20z"/>
    <draw:marker draw:name="a814" svg:viewBox="0 0 20 30" svg:d="m10 0-10 30h20z"/>
    <table:table-template table:name="{5C22544A-7EE6-4342-B048-85BDC9FD1C3A}">
      <table:first-row table:style-name="a715" table:paragraph-style-name=""/>
      <table:last-row table:style-name="a716" table:paragraph-style-name=""/>
      <table:first-column table:style-name="a717" table:paragraph-style-name=""/>
      <table:last-column table:style-name="a718" table:paragraph-style-name=""/>
      <table:body table:style-name="a710" table:paragraph-style-name=""/>
      <table:even-rows table:style-name="a713" table:paragraph-style-name=""/>
      <table:odd-rows table:style-name="a714" table:paragraph-style-name=""/>
      <table:even-columns table:style-name="a711" table:paragraph-style-name=""/>
      <table:odd-columns table:style-name="a712" table:paragraph-style-name=""/>
    </table:table-template>
    <table:table-template table:name="{073A0DAA-6AF3-43AB-8588-CEC1D06C72B9}">
      <table:first-row table:style-name="a724" table:paragraph-style-name=""/>
      <table:last-row table:style-name="a725" table:paragraph-style-name=""/>
      <table:first-column table:style-name="a726" table:paragraph-style-name=""/>
      <table:last-column table:style-name="a727" table:paragraph-style-name=""/>
      <table:body table:style-name="a719" table:paragraph-style-name=""/>
      <table:even-rows table:style-name="a722" table:paragraph-style-name=""/>
      <table:odd-rows table:style-name="a723" table:paragraph-style-name=""/>
      <table:even-columns table:style-name="a720" table:paragraph-style-name=""/>
      <table:odd-columns table:style-name="a721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9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9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1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1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Footer Placeholder 4" svg:x="1.66493in" svg:y="7in" svg:width="7.16667in" svg:height="0.30209in" presentation:class="footer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7" draw:name="Date Placeholder 3" svg:x="8.99652in" svg:y="7in" svg:width="1.58507in" svg:height="0.30209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/25/2018</text:date></text:span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25in" svg:height="0.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24826in" svg:y="0in" svg:width="3.25in" svg:height="0.5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5in" svg:y="4.75in" svg:width="6in" svg:height="4.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9.49826in" svg:width="3.25in" svg:height="0.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24826in" svg:y="9.49826in" svg:width="3.25in" svg:height="0.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2" draw:name="Footer Placeholder 4" svg:x="1.66493in" svg:y="7in" svg:width="7.16667in" svg:height="0.30209in" presentation:class="footer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6" presentation:style-name="a126" draw:name="Date Placeholder 3" svg:x="8.99652in" svg:y="7in" svg:width="1.58507in" svg:height="0.30209in" presentation:class="date-time" presentation:placeholder="false">
        <draw:text-box>
          <text:p text:style-name="a125" text:class-names="" text:cond-style-name=""><text:span text:style-name="a123" text:class-names=""><text:date text:fixed="false" style:data-style-name="a124">1/25/2018</text:date></text:span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25in" svg:height="0.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24826in" svg:y="0in" svg:width="3.25in" svg:height="0.5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5in" svg:y="4.75in" svg:width="6in" svg:height="4.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9.49826in" svg:width="3.25in" svg:height="0.5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24826in" svg:y="9.49826in" svg:width="3.25in" svg:height="0.5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20" presentation:style-name="a171" draw:name="Footer Placeholder 4" svg:x="1.66493in" svg:y="7in" svg:width="7.16667in" svg:height="0.30209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21" presentation:style-name="a175" draw:name="Date Placeholder 3" svg:x="8.99652in" svg:y="7in" svg:width="1.58507in" svg:height="0.30209in" presentation:class="date-time" presentation:placeholder="false">
        <draw:text-box>
          <text:p text:style-name="a174" text:class-names="" text:cond-style-name=""><text:span text:style-name="a172" text:class-names=""><text:date text:fixed="false" style:data-style-name="a173">1/25/2018</text:date></text:span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8" draw:name="Footer Placeholder 5" svg:x="1.66493in" svg:y="7in" svg:width="7.16667in" svg:height="0.30209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27" presentation:style-name="a252" draw:name="Date Placeholder 4" svg:x="8.99652in" svg:y="7in" svg:width="1.58507in" svg:height="0.30209in" presentation:class="date-time" presentation:placeholder="false">
        <draw:text-box>
          <text:p text:style-name="a251" text:class-names="" text:cond-style-name=""><text:span text:style-name="a249" text:class-names=""><text:date text:fixed="false" style:data-style-name="a250">1/25/2018</text:date></text:span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25in" svg:height="0.5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24826in" svg:y="0in" svg:width="3.25in" svg:height="0.5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5in" svg:y="4.75in" svg:width="6in" svg:height="4.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9.49826in" svg:width="3.25in" svg:height="0.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24826in" svg:y="9.49826in" svg:width="3.25in" svg:height="0.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3" draw:name="Footer Placeholder 7" svg:x="1.66493in" svg:y="7in" svg:width="7.16667in" svg:height="0.30209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35" presentation:style-name="a337" draw:name="Date Placeholder 6" svg:x="8.99652in" svg:y="7in" svg:width="1.58507in" svg:height="0.30209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/25/2018</text:date></text:span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8" draw:name="Footer Placeholder 3" svg:x="1.66493in" svg:y="7in" svg:width="7.16667in" svg:height="0.30209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39" presentation:style-name="a382" draw:name="Date Placeholder 2" svg:x="8.99652in" svg:y="7in" svg:width="1.58507in" svg:height="0.30209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/25/2018</text:date></text:span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25in" svg:height="0.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75in" svg:width="6in" svg:height="4.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19" draw:name="Footer Placeholder 2" svg:x="1.66493in" svg:y="7in" svg:width="7.16667in" svg:height="0.30209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42" presentation:style-name="a423" draw:name="Date Placeholder 1" svg:x="8.99652in" svg:y="7in" svg:width="1.58507in" svg:height="0.30209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/25/2018</text:date></text:span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25in" svg:height="0.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24826in" svg:y="0in" svg:width="3.25in" svg:height="0.5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5in" svg:y="4.75in" svg:width="6in" svg:height="4.5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9.49826in" svg:width="3.25in" svg:height="0.5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24826in" svg:y="9.49826in" svg:width="3.25in" svg:height="0.5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65" draw:name="Text Placeholder 3" svg:x="1.16493in" svg:y="5.08333in" svg:width="3.91667in" svg:height="1.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Edit Master text styles</text:span></text:p>
            </text:list-item>
          </text:list>
        </draw:text-box>
        <svg:title/>
        <svg:desc/>
      </draw:frame>
      <draw:frame draw:id="id46" presentation:style-name="a481" draw:name="Content Placeholder 2" svg:x="5.41493in" svg:y="0.75in" svg:width="7in" svg:height="5.83333in" presentation:class="object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Second level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Third level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list text:style-name="a480">
                            <text:list-item>
                              <text:p text:style-name="a479" text:class-names="" text:cond-style-name=""><text:span text:style-name="a4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84" draw:name="Footer Placeholder 5" svg:x="1.66493in" svg:y="7in" svg:width="7.16667in" svg:height="0.30209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8" presentation:style-name="a488" draw:name="Date Placeholder 4" svg:x="8.99652in" svg:y="7in" svg:width="1.58507in" svg:height="0.30209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25/2018</text:date></text:span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25in" svg:height="0.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5in" svg:y="4.75in" svg:width="6in" svg:height="4.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9.49826in" svg:width="3.25in" svg:height="0.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Title 1" svg:x="1.15442in" svg:y="2.08333in" svg:width="3.9333in" svg:height="2.91667in" presentation:class="title" presentation:placeholder="false">
        <draw:text-box>
          <text:p text:style-name="a525" text:class-names="" text:cond-style-name=""><text:span text:style-name="a524" text:class-names="">Click to edit Master title style</text:span></text:p>
        </draw:text-box>
        <svg:title/>
        <svg:desc/>
      </draw:frame>
      <draw:frame draw:id="id51" presentation:style-name="a530" draw:name="Text Placeholder 3" svg:x="1.16493in" svg:y="5.08333in" svg:width="3.91667in" svg:height="1.5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</draw:text-box>
        <svg:title/>
        <svg:desc/>
      </draw:frame>
      <draw:frame draw:id="id52" presentation:style-name="a533" draw:name="Picture Placeholder 2" svg:x="5.41493in" svg:y="0.75in" svg:width="7in" svg:height="5.83333in" presentation:class="graphic" presentation:placeholder="false">
        <draw:text-box>
          <text:p text:style-name="a532" text:class-names="" text:cond-style-name=""><text:span text:style-name="a531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53" presentation:style-name="a536" draw:name="Footer Placeholder 5" svg:x="1.66493in" svg:y="7in" svg:width="7.16667in" svg:height="0.30209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4" presentation:style-name="a540" draw:name="Date Placeholder 4" svg:x="8.99652in" svg:y="7in" svg:width="1.58507in" svg:height="0.30209in" presentation:class="date-time" presentation:placeholder="false">
        <draw:text-box>
          <text:p text:style-name="a539" text:class-names="" text:cond-style-name=""><text:span text:style-name="a537" text:class-names=""><text:date text:fixed="false" style:data-style-name="a538">1/25/2018</text:date></text:span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25in" svg:height="0.5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24826in" svg:y="0in" svg:width="3.25in" svg:height="0.5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5in" svg:y="4.75in" svg:width="6in" svg:height="4.5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9.49826in" svg:width="3.25in" svg:height="0.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24826in" svg:y="9.49826in" svg:width="3.25in" svg:height="0.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7" draw:name="Footer Placeholder 4" svg:x="1.66493in" svg:y="7in" svg:width="7.16667in" svg:height="0.30209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59" presentation:style-name="a601" draw:name="Date Placeholder 3" svg:x="8.99652in" svg:y="7in" svg:width="1.58507in" svg:height="0.30209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25/2018</text:date></text:span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75in" svg:width="6in" svg:height="4.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8" draw:name="Footer Placeholder 4" svg:x="1.66493in" svg:y="7in" svg:width="7.16667in" svg:height="0.30209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64" presentation:style-name="a662" draw:name="Date Placeholder 3" svg:x="8.99652in" svg:y="7in" svg:width="1.58507in" svg:height="0.3020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25/2018</text:date></text:span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25in" svg:height="0.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24826in" svg:y="0in" svg:width="3.25in" svg:height="0.5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/25/2018</text:date></text:span></text:p>
          </draw:text-box>
          <svg:title/>
          <svg:desc/>
        </draw:frame>
        <draw:page-thumbnail svg:x="0.4184in" svg:y="0.75in" svg:width="6.66319in" svg:height="3.75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5in" svg:y="4.75in" svg:width="6in" svg:height="4.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9.49826in" svg:width="3.25in" svg:height="0.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24826in" svg:y="9.49826in" svg:width="3.25in" svg:height="0.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25in" svg:height="0.50174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24826in" svg:y="0in" svg:width="3.25in" svg:height="0.50174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1/25/2018</text:date></text:span></text:p>
        </draw:text-box>
        <svg:title/>
        <svg:desc/>
      </draw:frame>
      <draw:frame draw:id="id68" presentation:style-name="a706" draw:name="Footer Placeholder 3" svg:x="0in" svg:y="9.49826in" svg:width="3.25in" svg:height="0.50174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24826in" svg:y="9.49826in" svg:width="3.25in" svg:height="0.50174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++ Software Transactional Memory (STM)</dc:title>
    <meta:initial-creator>Zoltan Fuzesi</meta:initial-creator>
    <dc:creator>Zoltan Fuzesi</dc:creator>
    <meta:creation-date>2018-01-07T11:01:03Z</meta:creation-date>
    <dc:date>2018-01-25T21:04:45Z</dc:date>
    <meta:template xlink:href="Business%20digital%20blue%20tunnel%20presentation%20(widescreen)" xlink:type="simple"/>
    <meta:editing-cycles>25</meta:editing-cycles>
    <meta:editing-duration>PT31157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74" meta:word-count="484"/>
  </office:meta>
</office:document-meta>
</file>